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del_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rota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5" calcext:value-type="float">
            <text:p>0.000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.00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09" calcext:value-type="float">
            <text:p>0.309</text:p>
          </table:table-cell>
          <table:table-cell office:value-type="float" office:value="75108" calcext:value-type="float">
            <text:p>75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92" calcext:value-type="float">
            <text:p>0.392</text:p>
          </table:table-cell>
          <table:table-cell office:value-type="float" office:value="87303" calcext:value-type="float">
            <text:p>87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47" calcext:value-type="float">
            <text:p>2.647</text:p>
          </table:table-cell>
          <table:table-cell office:value-type="float" office:value="668067" calcext:value-type="float">
            <text:p>66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291678" calcext:value-type="float">
            <text:p>291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51" calcext:value-type="float">
            <text:p>0.051</text:p>
          </table:table-cell>
          <table:table-cell office:value-type="float" office:value="7575" calcext:value-type="float">
            <text:p>75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.45" calcext:value-type="float">
            <text:p>60.45</text:p>
          </table:table-cell>
          <table:table-cell office:value-type="float" office:value="13508540" calcext:value-type="float">
            <text:p>135085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25" calcext:value-type="float">
            <text:p>0.025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2479746" calcext:value-type="float">
            <text:p>5247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61" calcext:value-type="float">
            <text:p>0.061</text:p>
          </table:table-cell>
          <table:table-cell office:value-type="float" office:value="6363" calcext:value-type="float">
            <text:p>63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3" calcext:value-type="float">
            <text:p>0.33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6695144" calcext:value-type="float">
            <text:p>2669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5.3" calcext:value-type="float">
            <text:p>145.3</text:p>
          </table:table-cell>
          <table:table-cell office:value-type="float" office:value="13546323" calcext:value-type="float">
            <text:p>135463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.3" calcext:value-type="float">
            <text:p>39.3</text:p>
          </table:table-cell>
          <table:table-cell office:value-type="float" office:value="661379" calcext:value-type="float">
            <text:p>661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5693670" calcext:value-type="float">
            <text:p>356936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77" calcext:value-type="float">
            <text:p>1.77</text:p>
          </table:table-cell>
          <table:table-cell office:value-type="float" office:value="219108" calcext:value-type="float">
            <text:p>2191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.53" calcext:value-type="float">
            <text:p>6.53</text:p>
          </table:table-cell>
          <table:table-cell office:value-type="float" office:value="112931" calcext:value-type="float">
            <text:p>112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4984283" calcext:value-type="float">
            <text:p>349842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87" calcext:value-type="float">
            <text:p>1.87</text:p>
          </table:table-cell>
          <table:table-cell office:value-type="float" office:value="229654" calcext:value-type="float">
            <text:p>2296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 office:value-type="float" office:value="113124" calcext:value-type="float">
            <text:p>113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office:value-type="float" office:value="92264" calcext:value-type="float">
            <text:p>922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312692" calcext:value-type="float">
            <text:p>312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.6" calcext:value-type="float">
            <text:p>15.6</text:p>
          </table:table-cell>
          <table:table-cell office:value-type="float" office:value="1612353" calcext:value-type="float">
            <text:p>16123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.53" calcext:value-type="float">
            <text:p>5.53</text:p>
          </table:table-cell>
          <table:table-cell office:value-type="float" office:value="83459" calcext:value-type="float">
            <text:p>834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721656" calcext:value-type="float">
            <text:p>27216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490766" calcext:value-type="float">
            <text:p>34907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0.1" calcext:value-type="float">
            <text:p>170.1</text:p>
          </table:table-cell>
          <table:table-cell office:value-type="float" office:value="16020699" calcext:value-type="float">
            <text:p>160206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4.77" calcext:value-type="float">
            <text:p>84.77</text:p>
          </table:table-cell>
          <table:table-cell office:value-type="float" office:value="1034981" calcext:value-type="float">
            <text:p>10349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.7</text:p>
          </table:table-cell>
          <table:table-cell office:value-type="float" office:value="6367465" calcext:value-type="float">
            <text:p>63674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3218839" calcext:value-type="float">
            <text:p>32188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21347366" calcext:value-type="float">
            <text:p>213473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2799277" calcext:value-type="float">
            <text:p>27992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00:11.960945923</meta:creation-date>
    <meta:generator>LibreOffice/6.0.7.3$Linux_X86_64 LibreOffice_project/00m0$Build-3</meta:generator>
    <dc:date>2021-06-21T11:32:54.663539293</dc:date>
    <meta:editing-duration>PT22M18S</meta:editing-duration>
    <meta:editing-cycles>15</meta:editing-cycles>
    <meta:document-statistic meta:table-count="1" meta:cell-count="285" meta:object-count="0"/>
  </office:meta>
</office:document-meta>
</file>